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6">
      <style:paragraph-properties fo:text-align="start" style:justify-single-word="false"/>
      <style:text-properties officeooo:rsid="00328257" officeooo:paragraph-rsid="00328257"/>
    </style:style>
    <style:style style:name="P3" style:family="paragraph" style:parent-style-name="Standard" style:list-style-name="L6">
      <style:paragraph-properties fo:text-align="start" style:justify-single-word="false"/>
      <style:text-properties officeooo:rsid="00356242" officeooo:paragraph-rsid="00356242"/>
    </style:style>
    <style:style style:name="P4" style:family="paragraph" style:parent-style-name="Standard" style:list-style-name="L6">
      <style:paragraph-properties fo:text-align="start" style:justify-single-word="false"/>
      <style:text-properties officeooo:rsid="00364696" officeooo:paragraph-rsid="00364696"/>
    </style:style>
    <style:style style:name="P5" style:family="paragraph" style:parent-style-name="Standard" style:list-style-name="L6">
      <style:paragraph-properties fo:text-align="start" style:justify-single-word="false"/>
      <style:text-properties officeooo:rsid="003725ba" officeooo:paragraph-rsid="003725ba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394dd2" officeooo:paragraph-rsid="003cbaa8"/>
    </style:style>
    <style:style style:name="P7" style:family="paragraph" style:parent-style-name="Standard" style:list-style-name="L6">
      <style:paragraph-properties fo:text-align="start" style:justify-single-word="false"/>
      <style:text-properties officeooo:rsid="00394dd2" officeooo:paragraph-rsid="003de910"/>
    </style:style>
    <style:style style:name="T1" style:family="text">
      <style:text-properties officeooo:rsid="003388a6"/>
    </style:style>
    <style:style style:name="T2" style:family="text">
      <style:text-properties officeooo:rsid="0036ba9e"/>
    </style:style>
    <style:style style:name="T3" style:family="text">
      <style:text-properties officeooo:rsid="0038ddc3"/>
    </style:style>
    <style:style style:name="T4" style:family="text">
      <style:text-properties officeooo:rsid="003a8790"/>
    </style:style>
    <style:style style:name="T5" style:family="text">
      <style:text-properties officeooo:rsid="003cbaa8"/>
    </style:style>
    <style:style style:name="T6" style:family="text">
      <style:text-properties officeooo:rsid="003de9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 Learning</text:p>
      <text:list xml:id="list2006883772" text:style-name="L6">
        <text:list-item>
          <text:p text:style-name="P2">Git is a <text:span text:style-name="T3">distributed </text:span>version control system <text:span text:style-name="T2">(VCS)</text:span>. <text:span text:style-name="T1">It helps out in maintaining the track of files of different version of software. It has number of benefits such as</text:span></text:p>
          <text:list>
            <text:list-item>
              <text:p text:style-name="P3">Easily recover files</text:p>
            </text:list-item>
            <text:list-item>
              <text:p text:style-name="P3">What team member introduced the issue and when?</text:p>
            </text:list-item>
            <text:list-item>
              <text:p text:style-name="P4">All project is safe on cloud</text:p>
            </text:list-item>
          </text:list>
        </text:list-item>
        <text:list-item>
          <text:p text:style-name="P5">Types of VCS</text:p>
          <text:list>
            <text:list-item>
              <text:p text:style-name="P5">Local VCS: Have local database</text:p>
            </text:list-item>
            <text:list-item>
              <text:p text:style-name="P5">Centralized VCS: Have centralized server</text:p>
            </text:list-item>
            <text:list-item>
              <text:p text:style-name="P5">Distributed VCS: Same as centralized but every programmer has complete backup of files. In case, if something happens to server, we can reestablish everything.</text:p>
            </text:list-item>
          </text:list>
        </text:list-item>
        <text:list-item>
          <text:p text:style-name="P6">Git and Github are not same. <text:span text:style-name="T4">Git is distributed VCS while Github is a website that host Git repositories such as Gitlab and bitbucket.</text:span></text:p>
        </text:list-item>
        <text:list-item>
          <text:p text:style-name="P6"><text:span text:style-name="T5">Git features:</text:span></text:p>
          <text:list>
            <text:list-item>
              <text:p text:style-name="P7"><text:span text:style-name="T6">Almost every operation is local</text:span></text:p>
            </text:list-item>
            <text:list-item>
              <text:p text:style-name="P7"><text:span text:style-name="T6"><text:s/>Git has integrity. Files are verified by techniques such as checksum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1T09:15:28.302782837</dc:date>
    <meta:editing-duration>PT1H46M19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39" meta:character-count="776" meta:non-whitespace-character-count="661"/>
  </office:meta>
</office:document-meta>
</file>